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angal1" svg:font-family="Mangal"/>
    <style:font-face style:name="+mn-ea" svg:font-family="+mn-ea, 'Times New Roman'" style:font-family-generic="roman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4.7938in" fo:margin-left="0.3889in" table:align="left" style:writing-mode="lr-tb"/>
    </style:style>
    <style:style style:name="Table1.A" style:family="table-column">
      <style:table-column-properties style:column-width="1.2451in"/>
    </style:style>
    <style:style style:name="Table1.B" style:family="table-column">
      <style:table-column-properties style:column-width="0.3528in"/>
    </style:style>
    <style:style style:name="Table1.K" style:family="table-column">
      <style:table-column-properties style:column-width="0.3736in"/>
    </style:style>
    <style:style style:name="Table1.1" style:family="table-row">
      <style:table-row-properties style:min-row-height="0.3042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403in" fo:margin-left="0.0042in" fo:margin-right="0.023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3215in" style:rel-column-width="3375*"/>
    </style:style>
    <style:style style:name="Table2.B" style:family="table-column">
      <style:table-column-properties style:column-width="0.1986in" style:rel-column-width="2085*"/>
    </style:style>
    <style:style style:name="Table2.C" style:family="table-column">
      <style:table-column-properties style:column-width="0.2181in" style:rel-column-width="2290*"/>
    </style:style>
    <style:style style:name="Table2.D" style:family="table-column">
      <style:table-column-properties style:column-width="0.1875in" style:rel-column-width="1969*"/>
    </style:style>
    <style:style style:name="Table2.E" style:family="table-column">
      <style:table-column-properties style:column-width="0.209in" style:rel-column-width="2195*"/>
    </style:style>
    <style:style style:name="Table2.F" style:family="table-column">
      <style:table-column-properties style:column-width="0.1764in" style:rel-column-width="1852*"/>
    </style:style>
    <style:style style:name="Table2.G" style:family="table-column">
      <style:table-column-properties style:column-width="0.1979in" style:rel-column-width="2078*"/>
    </style:style>
    <style:style style:name="Table2.K" style:family="table-column">
      <style:table-column-properties style:column-width="0.2083in" style:rel-column-width="2187*"/>
    </style:style>
    <style:style style:name="Table2.N" style:family="table-column">
      <style:table-column-properties style:column-width="0.1972in" style:rel-column-width="2071*"/>
    </style:style>
    <style:style style:name="Table2.e" style:family="table-column">
      <style:table-column-properties style:column-width="0.2035in" style:rel-column-width="2136*"/>
    </style:style>
    <style:style style:name="Table2.1" style:family="table-row">
      <style:table-row-properties style:row-height="0.2604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transparent" fo:padding="0in" fo:border="0.05pt solid #000000" style:writing-mode="lr-tb">
        <style:background-image/>
      </style:table-cell-properties>
    </style:style>
    <style:style style:name="Table3" style:family="table">
      <style:table-properties style:width="2.1979in" fo:margin-left="-0.0153in" fo:margin-right="-0.0153in" table:align="margins" style:writing-mode="lr-tb"/>
    </style:style>
    <style:style style:name="Table3.A" style:family="table-column">
      <style:table-column-properties style:column-width="0.2139in" style:rel-column-width="308*"/>
    </style:style>
    <style:style style:name="Table3.B" style:family="table-column">
      <style:table-column-properties style:column-width="0.2153in" style:rel-column-width="310*"/>
    </style:style>
    <style:style style:name="Table3.C" style:family="table-column">
      <style:table-column-properties style:column-width="0.2264in" style:rel-column-width="326*"/>
    </style:style>
    <style:style style:name="Table3.E" style:family="table-column">
      <style:table-column-properties style:column-width="0.216in" style:rel-column-width="311*"/>
    </style:style>
    <style:style style:name="Table3.F" style:family="table-column">
      <style:table-column-properties style:column-width="0.2257in" style:rel-column-width="325*"/>
    </style:style>
    <style:style style:name="Table3.J" style:family="table-column">
      <style:table-column-properties style:column-width="0.2389in" style:rel-column-width="344*"/>
    </style:style>
    <style:style style:name="Table3.1" style:family="table-row">
      <style:table-row-properties style:min-row-height="0.2396in" fo:keep-together="auto"/>
    </style:style>
    <style:style style:name="Table3.A1" style:family="table-cell">
      <style:table-cell-properties style:vertical-align="middle" fo:padding="0in" fo:border-left="none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1.4063in" table:align="left" style:writing-mode="lr-tb"/>
    </style:style>
    <style:style style:name="Table4.A" style:family="table-column">
      <style:table-column-properties style:column-width="0.3694in"/>
    </style:style>
    <style:style style:name="Table4.B" style:family="table-column">
      <style:table-column-properties style:column-width="0.2743in"/>
    </style:style>
    <style:style style:name="Table4.C" style:family="table-column">
      <style:table-column-properties style:column-width="0.1993in"/>
    </style:style>
    <style:style style:name="Table4.D" style:family="table-column">
      <style:table-column-properties style:column-width="0.2924in"/>
    </style:style>
    <style:style style:name="Table4.E" style:family="table-column">
      <style:table-column-properties style:column-width="0.2708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middle" fo:background-color="transparent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E1" style:family="table-cell">
      <style:table-cell-properties style:vertical-align="middle" fo:background-color="transparent" fo:padding="0in" fo:border="0.5pt solid #000000" style:writing-mode="lr-tb">
        <style:background-image/>
      </style:table-cell-properties>
    </style:style>
    <style:style style:name="Table5" style:family="table">
      <style:table-properties style:width="2.2347in" fo:margin-left="0.0167in" fo:margin-right="-0.0118in" table:align="margins" style:writing-mode="lr-tb"/>
    </style:style>
    <style:style style:name="Table5.A" style:family="table-column">
      <style:table-column-properties style:column-width="0.2465in" style:rel-column-width="355*"/>
    </style:style>
    <style:style style:name="Table5.B" style:family="table-column">
      <style:table-column-properties style:column-width="0.2319in" style:rel-column-width="334*"/>
    </style:style>
    <style:style style:name="Table5.C" style:family="table-column">
      <style:table-column-properties style:column-width="0.2306in" style:rel-column-width="332*"/>
    </style:style>
    <style:style style:name="Table5.D" style:family="table-column">
      <style:table-column-properties style:column-width="0.2125in" style:rel-column-width="306*"/>
    </style:style>
    <style:style style:name="Table5.E" style:family="table-column">
      <style:table-column-properties style:column-width="0.2694in" style:rel-column-width="388*"/>
    </style:style>
    <style:style style:name="Table5.F" style:family="table-column">
      <style:table-column-properties style:column-width="0.2667in" style:rel-column-width="384*"/>
    </style:style>
    <style:style style:name="Table5.G" style:family="table-column">
      <style:table-column-properties style:column-width="0.2771in" style:rel-column-width="399*"/>
    </style:style>
    <style:style style:name="Table5.H" style:family="table-column">
      <style:table-column-properties style:column-width="0.2674in" style:rel-column-width="385*"/>
    </style:style>
    <style:style style:name="Table5.I" style:family="table-column">
      <style:table-column-properties style:column-width="0.2326in" style:rel-column-width="335*"/>
    </style:style>
    <style:style style:name="Table5.1" style:family="table-row">
      <style:table-row-properties style:min-row-height="0.2396in" fo:keep-together="auto"/>
    </style:style>
    <style:style style:name="Table5.A1" style:family="table-cell">
      <style:table-cell-properties style:vertical-align="middle" fo:background-color="transparent" fo:padding="0in" fo:border="0.5pt solid #000000" style:writing-mode="lr-tb">
        <style:background-image/>
      </style:table-cell-properties>
    </style:style>
    <style:style style:name="Table5.B1" style:family="table-cell">
      <style:table-cell-properties style:vertical-align="middle" fo:background-color="transparent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" style:family="table">
      <style:table-properties style:width="2.7083in" fo:margin-left="-0.0028in" fo:margin-right="-0.0132in" table:align="margins" style:writing-mode="lr-tb"/>
    </style:style>
    <style:style style:name="Table6.A" style:family="table-column">
      <style:table-column-properties style:column-width="0.2646in" style:rel-column-width="381*"/>
    </style:style>
    <style:style style:name="Table6.B" style:family="table-column">
      <style:table-column-properties style:column-width="0.266in" style:rel-column-width="383*"/>
    </style:style>
    <style:style style:name="Table6.C" style:family="table-column">
      <style:table-column-properties style:column-width="0.2806in" style:rel-column-width="404*"/>
    </style:style>
    <style:style style:name="Table6.D" style:family="table-column">
      <style:table-column-properties style:column-width="0.2535in" style:rel-column-width="365*"/>
    </style:style>
    <style:style style:name="Table6.E" style:family="table-column">
      <style:table-column-properties style:column-width="0.2792in" style:rel-column-width="402*"/>
    </style:style>
    <style:style style:name="Table6.F" style:family="table-column">
      <style:table-column-properties style:column-width="0.2667in" style:rel-column-width="384*"/>
    </style:style>
    <style:style style:name="Table6.H" style:family="table-column">
      <style:table-column-properties style:column-width="0.2799in" style:rel-column-width="403*"/>
    </style:style>
    <style:style style:name="Table6.J" style:family="table-column">
      <style:table-column-properties style:column-width="0.2847in" style:rel-column-width="410*"/>
    </style:style>
    <style:style style:name="Table6.1" style:family="table-row">
      <style:table-row-properties style:min-row-height="0.2in" fo:keep-together="auto"/>
    </style:style>
    <style:style style:name="Table6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6.J1" style:family="table-cell">
      <style:table-cell-properties style:vertical-align="middle" fo:padding="0in" fo:border="0.5pt solid #000000" style:writing-mode="lr-tb"/>
    </style:style>
    <style:style style:name="Table9" style:family="table">
      <style:table-properties style:width="6.4201in" fo:margin-left="-0.075in" table:align="left" style:writing-mode="lr-tb"/>
    </style:style>
    <style:style style:name="Table9.A" style:family="table-column">
      <style:table-column-properties style:column-width="2.5056in"/>
    </style:style>
    <style:style style:name="Table9.B" style:family="table-column">
      <style:table-column-properties style:column-width="3.914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terp_5f_default_5f_8">
      <style:paragraph-properties fo:margin-left="0in" fo:margin-right="0.25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3pt" style:font-size-asian="13pt" style:font-size-complex="13pt"/>
    </style:style>
    <style:style style:name="P4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5" style:family="paragraph" style:parent-style-name="Standard">
      <style:paragraph-properties style:snap-to-layout-grid="false"/>
      <style:text-properties fo:font-size="13pt" style:font-size-asian="13pt" style:font-size-complex="13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3pt" fo:language="zxx" fo:country="none" fo:font-weight="bold" style:font-size-asian="13pt" style:language-asian="zxx" style:country-asian="none" style:font-weight-asian="bold"/>
    </style:style>
    <style:style style:name="P7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margin-left="0.5in" fo:margin-right="0in" fo:margin-top="0.0335in" fo:margin-bottom="0.0335in" fo:text-indent="0in" style:auto-text-indent="false"/>
    </style:style>
    <style:style style:name="P11" style:family="paragraph" style:parent-style-name="Standard">
      <style:paragraph-properties fo:margin-left="0.5in" fo:margin-right="0in" fo:margin-top="0.0335in" fo:margin-bottom="0.0335in" fo:text-indent="0in" style:auto-text-indent="false">
        <style:tab-stops>
          <style:tab-stop style:position="3.4028in"/>
          <style:tab-stop style:position="3.5972in"/>
          <style:tab-stop style:position="3.889in"/>
        </style:tab-stops>
      </style:paragraph-properties>
    </style:style>
    <style:style style:name="P12" style:family="paragraph" style:parent-style-name="Standard">
      <style:paragraph-properties fo:margin-left="0.5in" fo:margin-right="0in" fo:margin-top="0.0835in" fo:margin-bottom="0.0835in" fo:text-indent="0.5in" style:auto-text-indent="false"/>
      <style:text-properties fo:font-weight="bold" style:font-weight-asian="bold"/>
    </style:style>
    <style:style style:name="P13" style:family="paragraph" style:parent-style-name="Standard">
      <style:paragraph-properties fo:margin-top="0.0555in" fo:margin-bottom="0.0835in"/>
    </style:style>
    <style:style style:name="P14" style:family="paragraph" style:parent-style-name="Standard">
      <style:paragraph-properties fo:margin-top="0.0555in" fo:margin-bottom="0.0835in"/>
      <style:text-properties fo:font-size="13pt" style:font-size-asian="13pt" style:font-size-complex="13pt"/>
    </style:style>
    <style:style style:name="P15" style:family="paragraph" style:parent-style-name="Standard">
      <style:paragraph-properties fo:margin-top="0.0555in" fo:margin-bottom="0.0835in" fo:text-align="center" style:justify-single-word="false"/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0in" fo:margin-top="0.0555in" fo:margin-bottom="0.0835in" fo:text-indent="0.5in" style:auto-text-indent="false"/>
    </style:style>
    <style:style style:name="P17" style:family="paragraph" style:parent-style-name="Standard">
      <style:paragraph-properties fo:margin-top="0.0335in" fo:margin-bottom="0.0335in"/>
    </style:style>
    <style:style style:name="P18" style:family="paragraph" style:parent-style-name="Standard">
      <style:paragraph-properties fo:margin-top="0.0335in" fo:margin-bottom="0.0335in" fo:text-align="justify" style:justify-single-word="false" style:snap-to-layout-grid="false"/>
      <style:text-properties fo:language="vi" fo:country="VN"/>
    </style:style>
    <style:style style:name="P19" style:family="paragraph" style:parent-style-name="Standard">
      <style:paragraph-properties fo:margin-top="0.0335in" fo:margin-bottom="0.0335in" fo:text-align="center" style:justify-single-word="false"/>
    </style:style>
    <style:style style:name="P20" style:family="paragraph" style:parent-style-name="Standard">
      <style:paragraph-properties fo:margin-top="0.0335in" fo:margin-bottom="0.0335in" fo:text-align="center" style:justify-single-word="false" style:snap-to-layout-grid="false"/>
    </style:style>
    <style:style style:name="P21" style:family="paragraph" style:parent-style-name="Standard">
      <style:paragraph-properties fo:margin-top="0.0335in" fo:margin-bottom="0.0335in" fo:text-align="center" style:justify-single-word="false"/>
      <style:text-properties fo:font-size="12pt" fo:language="vi" fo:country="VN" fo:font-weight="bold" style:font-size-asian="12pt" style:font-weight-asian="bold" style:font-size-complex="12pt"/>
    </style:style>
    <style:style style:name="P22" style:family="paragraph" style:parent-style-name="Normal_20__28_Web_29_">
      <style:paragraph-properties fo:margin-top="0in" fo:margin-bottom="0in" fo:text-align="center" style:justify-single-word="false"/>
    </style:style>
    <style:style style:name="P23" style:family="paragraph" style:parent-style-name="Standard">
      <style:paragraph-properties fo:margin-top="0.0555in" fo:margin-bottom="0.0555in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style:snap-to-layout-grid="false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3pt" style:font-size-asian="13pt" style:font-size-complex="13pt"/>
    </style:style>
    <style:style style:name="P28" style:family="paragraph" style:parent-style-name="Standard">
      <style:paragraph-properties fo:margin-left="0.5in" fo:margin-right="0in" fo:margin-top="0.0335in" fo:margin-bottom="0.0335in" fo:text-indent="0in" style:auto-text-indent="false"/>
    </style:style>
    <style:style style:name="P29" style:family="paragraph" style:parent-style-name="Standard">
      <style:paragraph-properties fo:margin-left="0.5in" fo:margin-right="0in" fo:margin-top="0.0335in" fo:margin-bottom="0.0335in" fo:text-indent="0in" style:auto-text-indent="false">
        <style:tab-stops>
          <style:tab-stop style:position="3.4028in"/>
          <style:tab-stop style:position="3.5972in"/>
          <style:tab-stop style:position="3.889in"/>
        </style:tab-stops>
      </style:paragraph-properties>
    </style:style>
    <style:style style:name="P30" style:family="paragraph" style:parent-style-name="Standard">
      <style:paragraph-properties fo:margin-top="0.0555in" fo:margin-bottom="0.0835in"/>
    </style:style>
    <style:style style:name="P31" style:family="paragraph" style:parent-style-name="Standard">
      <style:paragraph-properties fo:margin-top="0.0555in" fo:margin-bottom="0.0835in"/>
      <style:text-properties fo:font-size="13pt" style:font-size-asian="13pt" style:font-size-complex="13pt"/>
    </style:style>
    <style:style style:name="P32" style:family="paragraph" style:parent-style-name="Standard">
      <style:paragraph-properties fo:margin-top="0.0335in" fo:margin-bottom="0.0335in"/>
    </style:style>
    <style:style style:name="P33" style:family="paragraph" style:parent-style-name="Table_20_Contents">
      <style:paragraph-properties fo:margin-top="0.0835in" fo:margin-bottom="0.0835in" fo:text-align="start" style:justify-single-word="false"/>
      <style:text-properties style:font-name="Times New Roman" fo:font-size="9pt" fo:font-weight="bold" style:font-name-asian="AR PL ShanHeiSun Uni" style:font-size-asian="9pt" style:font-weight-asian="bold" style:font-name-complex="Tahoma1" style:font-size-complex="9pt"/>
    </style:style>
    <style:style style:name="P34" style:family="paragraph" style:parent-style-name="terp_5f_default_5f_8">
      <style:paragraph-properties fo:margin-left="0in" fo:margin-right="0.25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35" style:family="paragraph">
      <style:paragraph-properties fo:text-align="center" style:writing-mode="lr-tb"/>
    </style:style>
    <style:style style:name="T1" style:family="text">
      <style:text-properties style:font-name="Times New Roman" fo:font-size="13pt" style:font-size-asian="13pt" style:font-size-complex="13pt"/>
    </style:style>
    <style:style style:name="T2" style:family="text">
      <style:text-properties fo:color="#000000" fo:font-size="9pt" fo:language="vi" fo:country="VN" style:font-name-asian="+mn-ea" style:font-size-asian="9pt" style:font-size-complex="9pt"/>
    </style:style>
    <style:style style:name="T3" style:family="text">
      <style:text-properties fo:color="#000000" fo:font-size="9pt" fo:language="vi" fo:country="VN" fo:font-weight="bold" style:font-name-asian="+mn-ea" style:font-size-asian="9pt" style:font-weight-asian="bold" style:font-size-complex="9pt"/>
    </style:style>
    <style:style style:name="T4" style:family="text">
      <style:text-properties fo:color="#000000" fo:font-size="9pt" fo:language="vi" fo:country="VN" fo:font-style="italic" style:font-name-asian="+mn-ea" style:font-size-asian="9pt" style:font-style-asian="italic" style:font-size-complex="9pt"/>
    </style:style>
    <style:style style:name="T5" style:family="text">
      <style:text-properties fo:color="#000000" fo:font-size="9pt" fo:font-style="italic" style:font-name-asian="+mn-ea" style:font-size-asian="9pt" style:font-style-asian="italic" style:font-size-complex="9pt"/>
    </style:style>
    <style:style style:name="T6" style:family="text"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Times New Roman1" fo:language="zxx" fo:country="none" fo:font-style="normal" fo:text-shadow="none" style:text-underline-style="none" fo:font-weight="normal" fo:background-color="transparent" style:font-name-asian="Tahoma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1" fo:font-size="13pt" fo:language="zxx" fo:country="none" fo:font-style="normal" fo:text-shadow="none" style:text-underline-style="none" fo:font-weight="normal" fo:background-color="transparent" style:font-name-asian="Tahoma" style:font-size-asian="13pt" style:language-asian="en" style:country-asian="US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size="12pt" fo:language="vi" fo:country="VN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/>
    </style:style>
    <style:style style:name="T12" style:family="text">
      <style:text-properties fo:font-size="13pt" fo:language="vi" fo:country="VN" style:font-size-asian="13pt" style:font-size-complex="13pt"/>
    </style:style>
    <style:style style:name="T13" style:family="text">
      <style:text-properties fo:font-size="13pt" fo:language="vi" fo:country="VN" style:font-size-asian="13pt" style:language-asian="vi" style:country-asian="VN" style:font-size-complex="13pt"/>
    </style:style>
    <style:style style:name="T14" style:family="text">
      <style:text-properties fo:font-size="13pt" fo:language="vi" fo:country="VN" fo:font-weight="bold" style:font-size-asian="13pt" style:font-weight-asian="bold" style:font-size-complex="13pt"/>
    </style:style>
    <style:style style:name="T15" style:family="text">
      <style:text-properties fo:font-size="13pt" fo:language="vi" fo:country="VN" fo:font-weight="bold" style:font-size-asian="13pt" style:language-asian="vi" style:country-asian="VN" style:font-weight-asian="bold" style:font-size-complex="13pt" style:font-weight-complex="bold"/>
    </style:style>
    <style:style style:name="T16" style:family="text">
      <style:text-properties fo:font-size="13pt" fo:language="vi" fo:country="VN" fo:font-style="italic" style:font-size-asian="13pt" style:font-style-asian="italic" style:font-size-complex="13pt"/>
    </style:style>
    <style:style style:name="T17" style:family="text">
      <style:text-properties style:text-underline-style="none"/>
    </style:style>
    <style:style style:name="T1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035in" fo:border="0.51pt solid #000000">
        <style:background-image/>
      </style:graphic-properties>
    </style:style>
    <style:style style:name="fr3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 style:shadow="none">
        <style:background-image/>
      </style:graphic-properties>
    </style:style>
    <style:style style:name="fr4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-left="none" fo:border-right="0.06pt solid #000000" fo:border-top="none" fo:border-bottom="none" style:shadow="none">
        <style:background-image/>
      </style:graphic-properties>
    </style:style>
    <style:style style:name="fr5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ge" fo:background-color="#ffffff" style:background-transparency="100%" fo:padding="0.0201in" fo:border-left="0.06pt solid #000000" fo:border-right="0.06pt solid #000000" fo:border-top="none" fo:border-bottom="none" style:shadow="none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ỘNG HOÀ XÃ HỘI CHỦ NGHĨA VIỆT N<draw:frame draw:style-name="fr2" draw:name="Frame1" text:anchor-type="char" svg:x="4.9272in" svg:y="0.0118in" svg:width="1.8937in" svg:height="0.6465in" draw:z-index="4"><draw:text-box><text:p text:style-name="P22"><text:span text:style-name="T2">Mẫu số</text:span><text:span text:style-name="T3">: 01/ĐK-TNCN</text:span></text:p><text:p text:style-name="P22"><text:span text:style-name="T5">(B</text:span><text:span text:style-name="T4">an hành kèm theoThông tư số </text:span><text:span text:style-name="T5">84</text:span><text:span text:style-name="T4">/2008/TT-BTC</text:span><text:span text:style-name="T5"> ngày 30/9/2008 của Bộ Tài chính)</text:span></text:p><text:p text:style-name="Standard"/></draw:text-box></draw:frame>AM</text:p>
      <text:p text:style-name="P2">Độc lập - Tự do - Hạnh phúc</text:p>
      <text:p text:style-name="P6"><draw:line text:anchor-type="char" draw:z-index="2" draw:style-name="gr1" draw:text-style-name="P35" svg:x1="2.3043in" svg:y1="0.098in" svg:x2="4.0543in" svg:y2="0.098in"><text:p/></draw:line></text:p>
      <text:p text:style-name="P12">TỜ KHAI ĐĂNG KÝ THUẾ THU NHẬP CÁ NHÂN</text:p>
      <text:p text:style-name="P33"/>
      <table:table table:name="Table1" table:style-name="Table1">
        <table:table-column table:style-name="Table1.A"/>
        <table:table-column table:style-name="Table1.B" table:number-columns-repeated="9"/>
        <table:table-column table:style-name="Table1.K"/>
        <table:table-row table:style-name="Table1.1">
          <table:table-cell table:style-name="Table1.A1" office:value-type="string">
            <text:p text:style-name="P7">Mã số thuế</text:p>
          </table:table-cell>
          <table:table-cell table:style-name="Table1.B1" office:value-type="string">
            <text:p text:style-name="P9"><text:span text:style-name="T6"><text:placeholder text:placeholder-type="text">&lt;o.otherid and o.otherid.ljust(10)[0] or ''&gt;</text:placeholder></text:span></text:p>
          </table:table-cell>
          <table:table-cell table:style-name="Table1.B1" office:value-type="string">
            <text:p text:style-name="P9"><text:span text:style-name="T6"><text:placeholder text:placeholder-type="text">&lt;o.otherid and o.otherid.ljust(9)[1] or ''&gt;</text:placeholder></text:span></text:p>
          </table:table-cell>
          <table:table-cell table:style-name="Table1.B1" office:value-type="string">
            <text:p text:style-name="P9"><text:span text:style-name="T6"><text:placeholder text:placeholder-type="text">&lt;o.otherid and o.otherid.ljust(9)[2] or ''&gt;</text:placeholder></text:span></text:p>
          </table:table-cell>
          <table:table-cell table:style-name="Table1.B1" office:value-type="string">
            <text:p text:style-name="P9"><text:span text:style-name="T6"><text:placeholder text:placeholder-type="text">&lt;o.otherid and o.otherid.ljust(9)[3] or ''&gt;</text:placeholder></text:span></text:p>
          </table:table-cell>
          <table:table-cell table:style-name="Table1.B1" office:value-type="string">
            <text:p text:style-name="P9"><text:span text:style-name="T6"><text:placeholder text:placeholder-type="text">&lt;o.otherid and o.otherid.ljust(9)[4] or ''&gt;</text:placeholder></text:span></text:p>
          </table:table-cell>
          <table:table-cell table:style-name="Table1.B1" office:value-type="string">
            <text:p text:style-name="P9"><text:span text:style-name="T6"><text:placeholder text:placeholder-type="text">&lt;o.otherid and o.otherid.ljust(9)[5] or ''&gt;</text:placeholder></text:span></text:p>
          </table:table-cell>
          <table:table-cell table:style-name="Table1.B1" office:value-type="string">
            <text:p text:style-name="P9"><text:span text:style-name="T6"><text:placeholder text:placeholder-type="text">&lt;o.otherid and o.otherid.ljust(9)[6] or ''&gt;</text:placeholder></text:span></text:p>
          </table:table-cell>
          <table:table-cell table:style-name="Table1.B1" office:value-type="string">
            <text:p text:style-name="P9"><text:span text:style-name="T6"><text:placeholder text:placeholder-type="text">&lt;o.otherid and o.otherid.ljust(9)[7] or ''&gt;</text:placeholder></text:span></text:p>
          </table:table-cell>
          <table:table-cell table:style-name="Table1.B1" office:value-type="string">
            <text:p text:style-name="P9"><text:span text:style-name="T6"><text:placeholder text:placeholder-type="text">&lt;o.otherid and o.otherid.ljust(9)[8] or ''&gt;</text:placeholder></text:span></text:p>
          </table:table-cell>
          <table:table-cell table:style-name="Table1.K1" office:value-type="string">
            <text:p text:style-name="P9"><text:span text:style-name="T6"><text:placeholder text:placeholder-type="text">&lt;o.otherid and o.otherid.ljust(10)[9] or ''&gt;</text:placeholder></text:span></text:p>
          </table:table-cell>
        </table:table-row>
      </table:table>
      <text:p text:style-name="P15">(Cơ quan thuế ghi nếu cấp mới hoặc cá nhân ghi nếu đã được cấp mã số)</text:p>
      <text:p text:style-name="P13"><text:span text:style-name="T11">[01]. </text:span><text:span text:style-name="T10">Họ và tên người đăng ký thuế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 table:number-columns-repeated="2"/>
        <table:table-column table:style-name="Table2.K"/>
        <table:table-column table:style-name="Table2.D"/>
        <table:table-column table:style-name="Table2.G"/>
        <table:table-column table:style-name="Table2.N"/>
        <table:table-column table:style-name="Table2.G" table:number-columns-repeated="2"/>
        <table:table-column table:style-name="Table2.N"/>
        <table:table-column table:style-name="Table2.G" table:number-columns-repeated="9"/>
        <table:table-column table:style-name="Table2.D"/>
        <table:table-column table:style-name="Table2.G"/>
        <table:table-column table:style-name="Table2.N"/>
        <table:table-column table:style-name="Table2.G"/>
        <table:table-column table:style-name="Table2.e"/>
        <table:table-row table:style-name="Table2.1"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0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3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4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5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6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7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8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9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0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1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2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3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4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5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6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7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8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19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0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1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2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3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4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5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6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7].upper() or ''&gt;</text:placeholder></text:span></text:p>
          </table:table-cell>
          <table:table-cell table:style-name="Table2.B1" office:value-type="string">
            <text:p text:style-name="P8"><text:span text:style-name="T6"><text:placeholder text:placeholder-type="text">&lt;get_nv(o.id) and get_nv(o.id).ljust(40)[28].upper() or ''&gt;</text:placeholder></text:span></text:p>
          </table:table-cell>
          <table:table-cell table:style-name="Table2.e1" office:value-type="string">
            <text:p text:style-name="P8"><text:span text:style-name="T6"><text:placeholder text:placeholder-type="text">&lt;get_nv(o.id) and get_nv(o.id).ljust(40)[29].upper() or ''&gt;</text:placeholder></text:span></text:p>
          </table:table-cell>
        </table:table-row>
      </table:table>
      <text:p text:style-name="P13"><draw:frame draw:style-name="fr5" draw:name="Frame2" text:anchor-type="char" svg:x="3.4201in" svg:y="0.0701in" svg:width="2.2091in" svg:height="0.2453in" draw:z-index="6"><draw:text-box><table:table table:name="Table3" table:style-name="Table3"><table:table-column table:style-name="Table3.A"/><table:table-column table:style-name="Table3.B"/><table:table-column table:style-name="Table3.C"/><table:table-column table:style-name="Table3.B"/><table:table-column table:style-name="Table3.E"/><table:table-column table:style-name="Table3.F"/><table:table-column table:style-name="Table3.B" table:number-columns-repeated="2"/><table:table-column table:style-name="Table3.E"/><table:table-column table:style-name="Table3.J"/><table:table-row table:style-name="Table3.1"><table:table-cell table:style-name="Table3.A1" office:value-type="string"><text:p text:style-name="P9"><text:span text:style-name="T6"><text:placeholder text:placeholder-type="text">&lt;o.birthday and o.birthday[8] or ''&gt;</text:placeholder></text:span></text:p></table:table-cell><table:table-cell table:style-name="Table3.B1" office:value-type="string"><text:p text:style-name="P3"><text:span text:style-name="T6"><text:placeholder text:placeholder-type="text">&lt;o.birthday and o.birthday[9] or ''&gt;</text:placeholder></text:span></text:p></table:table-cell><table:table-cell table:style-name="Table3.B1" office:value-type="string"><text:p text:style-name="P3">-</text:p></table:table-cell><table:table-cell table:style-name="Table3.B1" office:value-type="string"><text:p text:style-name="P3"><text:span text:style-name="T6"><text:placeholder text:placeholder-type="text">&lt;o.birthday and o.birthday[5] or ''&gt;</text:placeholder></text:span></text:p></table:table-cell><table:table-cell table:style-name="Table3.B1" office:value-type="string"><text:p text:style-name="P3"><text:span text:style-name="T6"><text:placeholder text:placeholder-type="text">&lt;o.birthday and o.birthday[6] or ''&gt;</text:placeholder></text:span></text:p></table:table-cell><table:table-cell table:style-name="Table3.B1" office:value-type="string"><text:p text:style-name="P3">-</text:p></table:table-cell><table:table-cell table:style-name="Table3.B1" office:value-type="string"><text:p text:style-name="P9"><text:span text:style-name="T6"><text:placeholder text:placeholder-type="text">&lt;o.birthday and o.birthday[0] or ''&gt;</text:placeholder></text:span></text:p></table:table-cell><table:table-cell table:style-name="Table3.B1" office:value-type="string"><text:p text:style-name="P3"><text:span text:style-name="T6"><text:placeholder text:placeholder-type="text">&lt;o.birthday and o.birthday[1] or ''&gt;</text:placeholder></text:span></text:p></table:table-cell><table:table-cell table:style-name="Table3.B1" office:value-type="string"><text:p text:style-name="P3"><text:span text:style-name="T6"><text:placeholder text:placeholder-type="text">&lt;o.birthday and o.birthday[2] or ''&gt;</text:placeholder></text:span></text:p></table:table-cell><table:table-cell table:style-name="Table3.B1" office:value-type="string"><text:p text:style-name="P3"><text:span text:style-name="T6"><text:placeholder text:placeholder-type="text">&lt;o.birthday and o.birthday[2] or ''&gt;</text:placeholder></text:span></text:p></table:table-cell></table:table-row></table:table><text:p text:style-name="Standard"><text:s/></text:p></draw:text-box></draw:frame><text:span text:style-name="T11">[02]</text:span><text:span text:style-name="T10">. Ngày tháng năm sinh: </text:span></text:p>
      <text:p text:style-name="P14"><text:s text:c="54"/>ngày <text:s text:c="4"/>tháng <text:s text:c="9"/>năm</text:p>
      <text:p text:style-name="P13"><draw:frame draw:style-name="fr3" draw:name="Frame3" text:anchor-type="char" svg:x="2.7193in" svg:y="0.0181in" svg:width="1.4138in" svg:height="0.2244in" draw:z-index="3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header-rows><table:table-row table:style-name="Table4.1"><table:table-cell table:style-name="Table4.A1" office:value-type="string"><text:p text:style-name="P5">Nam</text:p></table:table-cell><table:table-cell table:style-name="Table4.A1" office:value-type="string"><text:p text:style-name="P3"><text:span text:style-name="T6"><text:placeholder text:placeholder-type="text">&lt;o.gender and (o.gender =='male' and 'x' or '') or ''&gt;</text:placeholder></text:span></text:p></table:table-cell><table:table-cell table:style-name="Table4.A1" office:value-type="string"><text:p text:style-name="P4"/></table:table-cell><table:table-cell table:style-name="Table4.A1" office:value-type="string"><text:p text:style-name="P5">Nữ</text:p></table:table-cell><table:table-cell table:style-name="Table4.E1" office:value-type="string"><text:p text:style-name="P3"><text:span text:style-name="T6"><text:placeholder text:placeholder-type="text">&lt;o.gender and (o.gender =='female' and 'x' or '') or ''&gt;</text:placeholder></text:span></text:p></table:table-cell></table:table-row></table:table-header-rows></table:table><text:p text:style-name="Standard"><text:s/></text:p></draw:text-box></draw:frame><text:span text:style-name="T11">[03]</text:span><text:span text:style-name="T10">. Giới tính:</text:span></text:p>
      <text:p text:style-name="P13"><text:span text:style-name="T11">[04]</text:span><text:span text:style-name="T10">. Quốc tịch: </text:span><text:span text:style-name="T6"><text:placeholder text:placeholder-type="text">&lt;o.country_id and o.country_id.name or ''&gt;</text:placeholder></text:span><text:span text:style-name="T10"> </text:span></text:p>
      <text:p text:style-name="P23"><draw:frame draw:style-name="fr4" draw:name="Frame4" text:anchor-type="char" svg:x="2.6744in" svg:y="-0.0319in" svg:width="2.2402in" svg:height="0.2398in" draw:z-index="5"><draw:text-box><table:table table:name="Table5"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row table:style-name="Table5.1"><table:table-cell table:style-name="Table5.A1" office:value-type="string"><text:p text:style-name="P9"><text:span text:style-name="T6"><text:placeholder text:placeholder-type="text">&lt;o.identification_id and o.identification_id.ljust(9)[0] or ''&gt;</text:placeholder></text:span></text:p></table:table-cell><table:table-cell table:style-name="Table5.B1" office:value-type="string"><text:p text:style-name="P3"><text:span text:style-name="T6"><text:placeholder text:placeholder-type="text">&lt;o.identification_id and o.identification_id.ljust(9)[1] or ''&gt;</text:placeholder></text:span></text:p></table:table-cell><table:table-cell table:style-name="Table5.A1" office:value-type="string"><text:p text:style-name="P3"><text:span text:style-name="T6"><text:placeholder text:placeholder-type="text">&lt;o.identification_id and o.identification_id.ljust(9)[2] or ''&gt;</text:placeholder></text:span></text:p></table:table-cell><table:table-cell table:style-name="Table5.B1" office:value-type="string"><text:p text:style-name="P3"><text:span text:style-name="T6"><text:placeholder text:placeholder-type="text">&lt;o.identification_id and o.identification_id.ljust(9)[3] or ''&gt;</text:placeholder></text:span></text:p></table:table-cell><table:table-cell table:style-name="Table5.B1" office:value-type="string"><text:p text:style-name="P3"><text:span text:style-name="T6"><text:placeholder text:placeholder-type="text">&lt;o.identification_id and o.identification_id.ljust(9)[4] or ''&gt;</text:placeholder></text:span></text:p></table:table-cell><table:table-cell table:style-name="Table5.B1" office:value-type="string"><text:p text:style-name="P3"><text:span text:style-name="T6"><text:placeholder text:placeholder-type="text">&lt;o.identification_id and o.identification_id[5] or ''&gt;</text:placeholder></text:span></text:p></table:table-cell><table:table-cell table:style-name="Table5.B1" office:value-type="string"><text:p text:style-name="P3"><text:span text:style-name="T6"><text:placeholder text:placeholder-type="text">&lt;o.identification_id and o.identification_id.ljust(9)[6] or ''&gt;</text:placeholder></text:span></text:p></table:table-cell><table:table-cell table:style-name="Table5.B1" office:value-type="string"><text:p text:style-name="P3"><text:span text:style-name="T6"><text:placeholder text:placeholder-type="text">&lt;o.identification_id and o.identification_id.ljust(9)[7] or ''&gt;</text:placeholder></text:span></text:p></table:table-cell><table:table-cell table:style-name="Table5.A1" office:value-type="string"><text:p text:style-name="P3"><text:span text:style-name="T6"><text:placeholder text:placeholder-type="text">&lt;o.identification_id and o.identification_id.ljust(9)[8] or ''&gt;</text:placeholder></text:span></text:p></table:table-cell></table:table-row></table:table><text:p text:style-name="Standard"><text:s/></text:p></draw:text-box></draw:frame><text:span text:style-name="T11">[05].</text:span><text:span text:style-name="T10"> Số chứng minh nhân dân:</text:span></text:p>
      <text:p text:style-name="P13"><draw:frame draw:style-name="fr4" draw:name="Frame5" text:anchor-type="char" svg:x="2.4154in" svg:y="0.0134in" svg:width="2.6929in" svg:height="0.211in" draw:z-index="7"><draw:text-box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 table:number-columns-repeated="2"/><table:table-column table:style-name="Table6.H"/><table:table-column table:style-name="Table6.F"/><table:table-column table:style-name="Table6.J"/><table:table-row table:style-name="Table6.1"><table:table-cell table:style-name="Table6.A1" office:value-type="string"><text:p text:style-name="P9"><text:span text:style-name="T6"><text:placeholder text:placeholder-type="text">&lt;o.identification_id_date and o.identification_id_date[8] or ''&gt;</text:placeholder></text:span></text:p></table:table-cell><table:table-cell table:style-name="Table6.A1" office:value-type="string"><text:p text:style-name="P9"><text:span text:style-name="T6"><text:placeholder text:placeholder-type="text">&lt;o.identification_id_date and o.identification_id_date[9] or ''&gt;</text:placeholder></text:span></text:p></table:table-cell><table:table-cell table:style-name="Table6.A1" office:value-type="string"><text:p text:style-name="P3"/></table:table-cell><table:table-cell table:style-name="Table6.A1" office:value-type="string"><text:p text:style-name="P9"><text:span text:style-name="T6"><text:placeholder text:placeholder-type="text">&lt;o.identification_id_date and o.identification_id_date[5] or ''&gt;</text:placeholder></text:span></text:p></table:table-cell><table:table-cell table:style-name="Table6.A1" office:value-type="string"><text:p text:style-name="P9"><text:span text:style-name="T6"><text:placeholder text:placeholder-type="text">&lt;o.identification_id_date and o.identification_id_date[6] or ''&gt;</text:placeholder></text:span></text:p></table:table-cell><table:table-cell table:style-name="Table6.A1" office:value-type="string"><text:p text:style-name="P3"/></table:table-cell><table:table-cell table:style-name="Table6.A1" office:value-type="string"><text:p text:style-name="P9"><text:span text:style-name="T6"><text:placeholder text:placeholder-type="text">&lt;o.identification_id_date and o.identification_id_date[0] or ''&gt;</text:placeholder></text:span></text:p></table:table-cell><table:table-cell table:style-name="Table6.A1" office:value-type="string"><text:p text:style-name="P9"><text:span text:style-name="T6"><text:placeholder text:placeholder-type="text">&lt;o.identification_id_date and o.identification_id_date[1] or ''&gt;</text:placeholder></text:span></text:p></table:table-cell><table:table-cell table:style-name="Table6.A1" office:value-type="string"><text:p text:style-name="P9"><text:span text:style-name="T6"><text:placeholder text:placeholder-type="text">&lt;o.identification_id_date and o.identification_id_date[2] or ''&gt;</text:placeholder></text:span></text:p></table:table-cell><table:table-cell table:style-name="Table6.J1" office:value-type="string"><text:p text:style-name="P9"><text:span text:style-name="T6"><text:placeholder text:placeholder-type="text">&lt;o.identification_id_date and o.identification_id_date[3] or ''&gt;</text:placeholder></text:span></text:p></table:table-cell></table:table-row></table:table><text:p text:style-name="Standard"><text:s/></text:p></draw:text-box></draw:frame><text:span text:style-name="T11"> <text:tab/>[05.1].</text:span><text:span text:style-name="T10"> Ngày cấp:</text:span></text:p>
      <text:p text:style-name="P14"><text:s text:c="61"/>ngày <text:s text:c="4"/>tháng <text:s text:c="9"/>năm</text:p>
      <text:p text:style-name="P16"><text:span text:style-name="T11"><text:s/>[05.2]. </text:span><text:span text:style-name="T10">Nơi <text:s/>cấp: </text:span><text:span text:style-name="T6"><text:placeholder text:placeholder-type="text">&lt;o.identification_id_place and o.identification_id_place.name  or ''&gt;</text:placeholder></text:span></text:p>
      <text:p text:style-name="P17"><text:span text:style-name="T11">[06]</text:span><text:span text:style-name="T10">. Địa chỉ đăng ký theo hộ khẩu:</text:span></text:p>
      <text:p text:style-name="P10"><text:span text:style-name="T11">[06.1].</text:span><text:span text:style-name="T10"> Số nhà/đường phố, thôn, xóm: </text:span><text:span text:style-name="T6"><text:placeholder text:placeholder-type="text">&lt;o.address_home_id and o.address_home_id.street or ''&gt;</text:placeholder></text:span></text:p>
      <text:p text:style-name="P10"><text:span text:style-name="T11">[06.2]</text:span><text:span text:style-name="T10">. Xã, phường: <text:s/></text:span></text:p>
      <text:p text:style-name="P10"><text:span text:style-name="T11">[06.3]</text:span><text:span text:style-name="T10">. Quận, huyện: </text:span><text:span text:style-name="T6"><text:placeholder text:placeholder-type="text">&lt;o.address_home_id and o.address_home_id.city or ''&gt;</text:placeholder></text:span></text:p>
      <text:p text:style-name="P11"><text:span text:style-name="T11">[06.4]</text:span><text:span text:style-name="T10">. Tỉnh, thành phố: </text:span><text:span text:style-name="T6"><text:placeholder text:placeholder-type="text">&lt;o.address_home_id and (o.address_home_id.state_id and o.address_home_id.state_id.name or '') or ''&gt;</text:placeholder></text:span><text:span text:style-name="T11"><text:tab/> </text:span></text:p>
      <text:p text:style-name="P11"><text:span text:style-name="T11">[06.5]</text:span><text:span text:style-name="T10">. Quốc gia: </text:span><text:span text:style-name="T6"><text:placeholder text:placeholder-type="text">&lt;o.address_home_id and (o.address_home_id.country_id  and o.address_home_id.country_id.name or '') or '' &gt;</text:placeholder></text:span></text:p>
      <text:p text:style-name="P17"><text:span text:style-name="T14">[07].</text:span><text:span text:style-name="T12"> Địa chỉ cư trú:</text:span></text:p>
      <text:p text:style-name="P10"><text:soft-page-break/><text:span text:style-name="T14">[07 .1].</text:span><text:span text:style-name="T12"> Số nhà/đường phố, thôn, xóm: </text:span><text:span text:style-name="T6"><text:placeholder text:placeholder-type="text">&lt;o.address_temp_id and o.address_temp_id.street or ''&gt;</text:placeholder></text:span></text:p>
      <text:p text:style-name="P10"><text:span text:style-name="T14">[07.2].</text:span><text:span text:style-name="T12"> Xã, phường: </text:span></text:p>
      <text:p text:style-name="P10"><text:span text:style-name="T14">07.3].</text:span><text:span text:style-name="T12"> Quận, huyện: </text:span><text:span text:style-name="T6"><text:placeholder text:placeholder-type="text">&lt;o.address_temp_id and o.address_temp_id.city or ''&gt;</text:placeholder></text:span></text:p>
      <text:p text:style-name="P10"><text:span text:style-name="T14">[07.4].</text:span><text:span text:style-name="T12"> Tỉnh, thành phố: </text:span><text:span text:style-name="T6"><text:placeholder text:placeholder-type="text">&lt;o.address_temp_id and (o.address_temp_id.state_id and o.address_temp_id.state_id.name or '') or ''&gt;</text:placeholder></text:span></text:p>
      <text:p text:style-name="P17"><text:span text:style-name="T14">[08]</text:span><text:span text:style-name="T12">. Điện thoại liên hệ: </text:span><text:span text:style-name="T6"><text:placeholder text:placeholder-type="text">&lt;o.address_temp_id and o.address_temp_id.phone or ''&gt;</text:placeholder></text:span></text:p>
      <text:p text:style-name="P17"><text:span text:style-name="T15">[09</text:span><text:span text:style-name="T14">]</text:span><text:span text:style-name="T12">.Email: <text:s/></text:span><text:span text:style-name="T6"><text:placeholder text:placeholder-type="text">&lt;o.address_temp_id and o.address_temp_id.email or ''&gt;</text:placeholder></text:span></text:p>
      <text:p text:style-name="P17"><text:span text:style-name="T15">[10]</text:span><text:span text:style-name="T13">. </text:span><text:span text:style-name="T12">Cơ quan thuế quản lý: ...........................................................</text:span><text:span text:style-name="T10">.................................</text:span><text:span text:style-name="T12">.</text:span></text:p>
      <text:p text:style-name="P17"><text:span text:style-name="T12"><text:s text:c="9"/></text:span><text:span text:style-name="T12">Tôi cam đoan những nội dung kê khai là đúng và chịu trách nhiệm trước pháp luật về những nội dung đã khai./.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20"><text:span text:style-name="T16">…</text:span><text:span text:style-name="T16">, ngày …tháng <text:s/>… năm …………</text:span></text:p>
            <text:p text:style-name="P21">NGƯỜI ĐĂNG KÝ THUẾ</text:p>
            <text:p text:style-name="P19"><text:span text:style-name="T9"><text:s/></text:span><text:span text:style-name="T9">(Ký và ghi rõ họ tên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Mangal1" svg:font-family="Mangal"/>
    <style:font-face style:name="+mn-ea" svg:font-family="+mn-ea, 'Times New Roman'" style:font-family-generic="roman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4pt" fo:language="en" fo:country="US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ocument_20_Map" style:display-name="Document Map" style:family="paragraph" style:parent-style-name="Standard">
      <style:text-properties style:font-name="Tahoma" fo:font-size="8pt" style:font-size-asian="8pt" style:font-name-complex="Tahoma" style:font-size-complex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rp_5f_header" style:display-name="terp_header" style:family="paragraph" style:parent-style-name="Heading">
      <style:text-properties fo:font-size="12pt" fo:font-weight="bold" style:font-size-complex="12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complex="8pt" style:font-weight-complex="normal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rp_5f_default_5f_8">
      <style:paragraph-properties fo:margin-left="0in" fo:margin-right="0.25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in" fo:margin-bottom="0.3in" fo:margin-left="1.1in" fo:margin-right="0.9in" style:writing-mode="lr-tb" style:layout-grid-color="#c0c0c0" style:layout-grid-lines="41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4in" fo:margin-left="1.1in" fo:margin-right="0.9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8" text:anchor-type="char" svg:x="7.2701in" svg:y="0.0008in" svg:width="0.0965in" svg:height="0.222in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ỘNG HOÀ XÃ HỘI CHỦ NGHĨA VIỆT NAM</dc:title>
    <meta:initial-creator>Ban DNK</meta:initial-creator>
    <meta:creation-date>2009-06-22T14:45:00</meta:creation-date>
    <dc:date>2014-07-09T15:30:00</dc:date>
    <meta:print-date>2012-09-17T22:03:08.17</meta:print-date>
    <meta:editing-cycles>425</meta:editing-cycles>
    <meta:editing-duration>P1DT7H31M11S</meta:editing-duration>
    <meta:generator>LibreOffice/3.5$Linux_X86_64 LibreOffice_project/350m1$Build-2</meta:generator>
    <dc:creator>ketpham </dc:creator>
    <meta:document-statistic meta:table-count="7" meta:image-count="0" meta:object-count="0" meta:page-count="2" meta:paragraph-count="110" meta:word-count="617" meta:character-count="5611" meta:non-whitespace-character-count="4930"/>
  </office:meta>
</office:document-meta>
</file>